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2D4A8EC7B76F658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text-properties officeooo:rsid="001c732f" officeooo:paragraph-rsid="001c732f" fo:background-color="transparent"/>
    </style:style>
    <style:style style:name="P8" style:family="paragraph" style:parent-style-name="Table_20_Contents">
      <style:text-properties officeooo:paragraph-rsid="0027fb88" fo:background-color="transparent"/>
    </style:style>
    <style:style style:name="P9" style:family="paragraph" style:parent-style-name="Table_20_Contents">
      <style:text-properties officeooo:paragraph-rsid="001ee474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officeooo:rsid="002d4a2c" officeooo:paragraph-rsid="002d4a2c"/>
    </style:style>
    <style:style style:name="P13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4" style:family="paragraph" style:parent-style-name="Standard" style:list-style-name="L1">
      <style:text-properties officeooo:rsid="00335a05" officeooo:paragraph-rsid="00335a05"/>
    </style:style>
    <style:style style:name="P15" style:family="paragraph" style:parent-style-name="Standard" style:master-page-name="Standard">
      <style:paragraph-properties fo:text-align="end" style:justify-single-word="false" style:page-number="auto"/>
    </style:style>
    <style:style style:name="P1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35a05" fo:background-color="transparent"/>
    </style:style>
    <style:style style:name="P1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35a05" fo:background-color="transparent"/>
    </style:style>
    <style:style style:name="P1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35a05"/>
    </style:style>
    <style:style style:name="P19" style:family="paragraph" style:parent-style-name="Table_20_Contents">
      <style:text-properties fo:background-color="transparent"/>
    </style:style>
    <style:style style:name="P20" style:family="paragraph" style:parent-style-name="Table_20_Contents">
      <style:text-properties officeooo:paragraph-rsid="002b799c" fo:background-color="transparent"/>
    </style:style>
    <style:style style:name="P21" style:family="paragraph" style:parent-style-name="Table_20_Contents">
      <style:text-properties officeooo:rsid="001a5680" officeooo:paragraph-rsid="00276c68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335a05"/>
    </style:style>
    <style:style style:name="P23" style:family="paragraph" style:parent-style-name="Table_20_Contents">
      <style:paragraph-properties fo:text-align="start" style:justify-single-word="false"/>
      <style:text-properties officeooo:rsid="002aeff2" officeooo:paragraph-rsid="00335a05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35a05"/>
    </style:style>
    <style:style style:name="T18" style:family="text">
      <style:text-properties officeooo:rsid="0020556b"/>
    </style:style>
    <style:style style:name="T19" style:family="text">
      <style:text-properties officeooo:rsid="001d9b1c"/>
    </style:style>
    <style:style style:name="T20" style:family="text">
      <style:text-properties officeooo:rsid="001a5680"/>
    </style:style>
    <style:style style:name="T21" style:family="text">
      <style:text-properties officeooo:rsid="002aeff2"/>
    </style:style>
    <style:style style:name="T22" style:family="text">
      <style:text-properties officeooo:rsid="0026e5c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2095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. zn. <text:span text:style-name="T13">5722</text:span></text:p>
      <text:p text:style-name="P13">Dodatek č. <text:span text:style-name="T17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2"><text:span text:style-name="T8">Česká pirátská strana, </text:span>organizační složka: <text:span text:style-name="T19">Personální odbor</text:span></text:p>
            <text:p text:style-name="P22">z<text:span text:style-name="T20">a</text:span>st<text:span text:style-name="T20">o</text:span>up<text:span text:style-name="T20">ena</text:span>: <text:span text:style-name="T21">Bc. Janem Novákem </text:span><text:a xlink:type="simple" xlink:href="mailto:jan.novak@pirati.cz" text:style-name="Internet_20_link" text:visited-style-name="Visited_20_Internet_20_Link"><text:span text:style-name="T21">jan.novak@pirati.cz</text:span></text:a><text:span text:style-name="T21">, vedoucí</text:span></text:p>
            <text:p text:style-name="P23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2">kontakt: <text:span text:style-name="T18">Barbora Hradečná <text:s text:c="4"/></text:span>e-mail: <text:span text:style-name="T18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9"><text:span text:style-name="T8">Zuzana Dohnalová</text:span>, ročník: 1985 </text:p>
            <text:p text:style-name="P9">Trvale bytem: Božanov 211, Broumov 54937</text:p>
          </table:table-cell>
        </table:table-row>
        <table:table-row table:style-name="Tabulka1.3">
          <table:table-cell table:style-name="Tabulka1.A1" office:value-type="string">
            <text:list xml:id="list6866145332194415763" text:style-name="L1">
              <text:list-header>
                <text:p text:style-name="P24">Důvod dodatku:</text:p>
              </text:list-header>
            </text:list>
          </table:table-cell>
          <table:table-cell table:style-name="Tabulka1.B3" office:value-type="string">
            <text:list xml:id="list63760922782856" text:continue-numbering="true" text:style-name="L1">
              <text:list-item>
                <text:p text:style-name="P14">Změny doby trvání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2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6">
          <table:table-cell table:style-name="Tabulka1.A1" office:value-type="string">
            <text:p text:style-name="P6"><text:span text:style-name="T8">Termín provedení</text:span>:</text:p>
          </table:table-cell>
          <table:table-cell table:style-name="Tabulka1.A1" office:value-type="string">
            <text:p text:style-name="P21"><text:s/><text:span text:style-name="T17">Do 31-03-2017</text:span></text:p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7"/>
          </table:table-cell>
        </table:table-row>
      </table:table>
      <text:p text:style-name="P18"><text:span text:style-name="T2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23">https://www.pirati.cz/rules/ppu</text:span></text:span></text:a><text:span text:style-name="T23">&gt;, s nimiž se smluvní strany seznámily a zavazují se je dodržovat. Na důkaz seznámení se s podmínkami a uzavření smlouvy připojují smluvní strany své podpisy:</text:span></text:p>
      <text:p text:style-name="P16">V <text:span text:style-name="T19">Praze</text:span> dne <text:span text:style-name="T17">30.03.2017</text:span></text:p>
      <text:p text:style-name="P16">Za zadavatele: <text:tab/><text:tab/><text:tab/>Za dodavatele: </text:p>
      <text:p text:style-name="P17"><text:span text:style-name="T21">Vladislav Tobias Esner</text:span><text:tab/><text:tab/><text:span text:style-name="T24">Zuzana Dohnalová</text:span></text:p>
      <text:p text:style-name="P17"/>
      <text:p text:style-name="P17"/>
      <text:p text:style-name="P16">……………................<text:tab/><text:tab/>….......………….......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D4A8EC7B76F658D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4-28T06:37:58.800941977</dc:date>
    <meta:editing-cycles>108</meta:editing-cycles>
    <meta:editing-duration>P24DT13H57M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8" meta:word-count="158" meta:character-count="1172" meta:non-whitespace-character-count="1029"/>
    <meta:user-defined meta:name="Informace 1"/>
    <meta:user-defined meta:name="Informace 2"/>
    <meta:user-defined meta:name="Informace 3"/>
    <meta:user-defined meta:name="Informace 4"/>
  </office:meta>
</office:document-meta>
</file>